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Hangman header image →</text:p>
      <text:p text:style-name="Standard">Bootstrap container with image &lt;a href&gt; tag.</text:p>
      <text:p text:style-name="Standard"/>
      <text:p text:style-name="Standard">&lt;!-- body: two columns →</text:p>
      <text:p text:style-name="Standard"/>
      <text:p text:style-name="Standard">&lt;!-- column 1 with image &amp; potential other effects/sounds →</text:p>
      <text:p text:style-name="Standard"/>
      <text:p text:style-name="Standard">Left column:</text:p>
      <text:list xml:id="list3766996098844319581" text:style-name="L2">
        <text:list-item>
          <text:p text:style-name="P1">Image</text:p>
        </text:list-item>
        <text:list-item>
          <text:p text:style-name="P1">bonus – start listing words that you've successfully guessed</text:p>
          <text:list>
            <text:list-item>
              <text:p text:style-name="P1">If you do this you want the win counter on this side</text:p>
            </text:list-item>
          </text:list>
        </text:list-item>
      </text:list>
      <text:p text:style-name="Standard"/>
      <text:p text:style-name="Standard">&lt;!-- column 2 visual interface: win counter, blank word/letter lines, guess counter, guessed letters →</text:p>
      <text:p text:style-name="Standard"/>
      <text:p text:style-name="Standard">Right column:</text:p>
      <text:list xml:id="list304593263467663459" text:style-name="L4">
        <text:list-item>
          <text:p text:style-name="P2">&lt;p&gt; Press any key to get started</text:p>
        </text:list-item>
      </text:list>
      <text:p text:style-name="Standard"/>
      <text:list xml:id="list34463621" text:continue-numbering="true" text:style-name="L4">
        <text:list-item>
          <text:p text:style-name="P2">win counter (might go in other column)</text:p>
          <text:list>
            <text:list-item>
              <text:p text:style-name="P2">&lt;p&gt; Wins</text:p>
            </text:list-item>
            <text:list-item>
              <text:p text:style-name="P2">concatenation - &lt;p&gt; tag and string?</text:p>
              <text:list>
                <text:list-item>
                  <text:p text:style-name="P2">Look into: document.querySelector(“.ptagclasshere”.innerHTML = this.property</text:p>
                </text:list-item>
                <text:list-item>
                  <text:p text:style-name="P2">look into “appending”</text:p>
                </text:list-item>
                <text:list-item>
                  <text:p text:style-name="P2">innerText or originalText(“.something”).innerHTML</text:p>
                  <text:p text:style-name="P2">document.querySelector(“.something”).innerHTML = originalText + this.property;</text:p>
                </text:list-item>
                <text:list-item>
                  <text:p text:style-name="P2">var originalText = document.querySelector</text:p>
                </text:list-item>
              </text:list>
            </text:list-item>
            <text:list-item>
              <text:p text:style-name="P2">Loop for counter</text:p>
              <text:p text:style-name="P2"/>
            </text:list-item>
          </text:list>
        </text:list-item>
        <text:list-item>
          <text:p text:style-name="P2">&lt;p&gt; Current Word</text:p>
          <text:p text:style-name="P2"/>
        </text:list-item>
        <text:list-item>
          <text:p text:style-name="P2">Blank word / letter lines</text:p>
          <text:list>
            <text:list-item>
              <text:p text:style-name="P2">random word generator or array of strong hangman words?</text:p>
            </text:list-item>
            <text:list-item>
              <text:p text:style-name="P2">string of underscores equal to number of letters of selected</text:p>
              <text:list>
                <text:list-item>
                  <text:p text:style-name="P2">upon keyup, checks letter against word and previous letters</text:p>
                  <text:list>
                    <text:list-item>
                      <text:p text:style-name="P2">success: replace underscore with letter</text:p>
                    </text:list-item>
                    <text:list-item>
                      <text:p text:style-name="P2">failure: reduce counter by 1, list under “letters already guessed”</text:p>
                    </text:list-item>
                    <text:list-item>
                      <text:p text:style-name="P2">repeat: if previous letter, doesn't reduce counter or list again</text:p>
                    </text:list-item>
                  </text:list>
                </text:list-item>
              </text:list>
            </text:list-item>
          </text:list>
          <text:p text:style-name="P2"/>
        </text:list-item>
        <text:list-item>
          <text:p text:style-name="P2">&lt;p&gt; Number of guesses remaining</text:p>
          <text:p text:style-name="P2"/>
        </text:list-item>
        <text:list-item>
          <text:p text:style-name="P2">guesses remaining counter</text:p>
          <text:p text:style-name="P2"/>
        </text:list-item>
        <text:list-item>
          <text:p text:style-name="P2">&lt;p&gt; Letters already guessed</text:p>
          <text:p text:style-name="P2"/>
        </text:list-item>
        <text:list-item>
          <text:p text:style-name="P2">List of letters already guessed</text:p>
          <text:list>
            <text:list-item>
              <text:p text:style-name="P2">If letter is displayed, it will not display again upon re-press</text:p>
              <text:list>
                <text:list-item>
                  <text:p text:style-name="P2">boolean if statement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riffin</meta:initial-creator>
    <meta:creation-date>2017-02-10T21:18:20.64</meta:creation-date>
    <dc:date>2017-02-11T14:29:11.92</dc:date>
    <dc:creator>Peter Griffin</dc:creator>
    <meta:editing-duration>PT16H55M38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34" meta:word-count="232" meta:character-count="1401"/>
  </office:meta>
</office:document-meta>
</file>